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Revision-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Revision">
            <text:p>ForecastRevision</text:p>
          </table:table-cell>
          <table:table-cell table:style-name="ce7" office:value-type="string" office:string-value="Forecast Revision. Details">
            <text:p>Forecast Revision. Details</text:p>
          </table:table-cell>
          <table:table-cell table:style-name="ce7" office:value-type="string" office:string-value=""/>
          <table:table-cell table:style-name="ce7" office:value-type="string" office:string-value="Forecast Revision">
            <text:p>Forecast Revis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Forecast Revision">
            <text:p>Forecast Revision</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revise a Forecast.">
            <text:p>A document used to revise a Forecast.</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Forecast Revision. UBL Version Identifier. Identifier">
            <text:p>Forecast Revision. UBL Version Identifier.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Forecast Revision. Customization Identifier. Identifier">
            <text:p>Forecast Revision. Customization Identifier.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Forecast Revision. Profile Identifier. Identifier">
            <text:p>Forecast Revision. Profile Identifier.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Forecast Revision. Profile Execution Identifier. Identifier">
            <text:p>Forecast Revision. Profile Execution Identifier.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Forecast Revision. Identifier">
            <text:p>Forecast Revision.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Forecast Revision Number">
            <text:p>Forecast Revision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Forecast Revision. Copy_ Indicator. Indicator">
            <text:p>Forecast Revision. Copy_ Indicator. Indicator</text:p>
          </table:table-cell>
          <table:table-cell table:style-name="ce8" office:value-type="string" office:string-value=""/>
          <table:table-cell office:value-type="string" table:style-name="ce8" office:string-value="Forecast Revision">
            <text:p>Forecast Revis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Forecast Revision. UUID. Identifier">
            <text:p>Forecast Revision. UUID.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Forecast Revision. Issue Date. Date">
            <text:p>Forecast Revision. Issue Date. Date</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Forecast Date">
            <text:p>Forecast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Forecast Revision. Issue Time. Time">
            <text:p>Forecast Revision. Issue Time. Time</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Forecast Revision. Note. Text">
            <text:p>Forecast Revision. Note. Text</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quenceNumberID">
            <text:p>SequenceNumberID</text:p>
          </table:table-cell>
          <table:table-cell office:value-type="string" table:style-name="ce8" office:string-value="Forecast Revision. Sequence Number. Identifier">
            <text:p>Forecast Revision. Sequence Number. Identifier</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Sequence">
            <text:p>Sequence</text:p>
          </table:table-cell>
          <table:table-cell office:value-type="string" table:style-name="ce8" office:string-value="Number">
            <text:p>Number</text:p>
          </table:table-cell>
          <table:table-cell office:value-type="string" table:style-name="ce3" table:formula="of:=IF([.F13]&lt;&gt;&quot;&quot;;CONCATENATE([.F13];&quot; &quot;;[.G13]);[.G13])" office:string-value="Sequence Number">
            <text:p>Sequence Numb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 sequence number, to ensure the proper sequencing of revisions.">
            <text:p>A sequence number, to ensure the proper sequencing of revision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StatusCode">
            <text:p>RevisionStatusCode</text:p>
          </table:table-cell>
          <table:table-cell office:value-type="string" table:style-name="ce8" office:string-value="Forecast Revision. Revision_ Status Code. Code">
            <text:p>Forecast Revision. Revision_ Status Code. Code</text:p>
          </table:table-cell>
          <table:table-cell table:style-name="ce8" office:value-type="string" office:string-value=""/>
          <table:table-cell office:value-type="string" table:style-name="ce8" office:string-value="Forecast Revision">
            <text:p>Forecast Revision</text:p>
          </table:table-cell>
          <table:table-cell office:value-type="string" table:style-name="ce8" office:string-value="Revision">
            <text:p>Revision</text:p>
          </table:table-cell>
          <table:table-cell office:value-type="string" table:style-name="ce8" office:string-value="Status">
            <text:p>Status</text:p>
          </table:table-cell>
          <table:table-cell office:value-type="string" table:style-name="ce8" office:string-value="Code">
            <text:p>Code</text:p>
          </table:table-cell>
          <table:table-cell office:value-type="string" table:style-name="ce3" table:formula="of:=IF([.F14]&lt;&gt;&quot;&quot;;CONCATENATE([.F14];&quot; &quot;;[.G14]);[.G14])" office:string-value="Status Code">
            <text:p>Status Code</text:p>
          </table:table-cell>
          <table:table-cell office:value-type="string" table:style-name="ce8" office:string-value="Code">
            <text:p>Code</text:p>
          </table:table-cell>
          <table:table-cell table:style-name="ce8" office:value-type="string" office:string-value=""/>
          <table:table-cell office:value-type="string" table:style-name="ce3" table:formula="of:=IF([.J14]&lt;&gt;&quot;&quot;;CONCATENATE([.J14];&quot;_ &quot;;[.I14];&quot;. Type&quot;);CONCATENATE([.I14];&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the revision status of this Forecast Revision.">
            <text:p>Indicates the revision status of this Forecast Revis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rposeCode">
            <text:p>PurposeCode</text:p>
          </table:table-cell>
          <table:table-cell office:value-type="string" table:style-name="ce8" office:string-value="Forecast Revision. Purpose Code. Code">
            <text:p>Forecast Revision. Purpose Code. Code</text:p>
          </table:table-cell>
          <table:table-cell table:style-name="ce8" office:value-type="string" office:string-value=""/>
          <table:table-cell office:value-type="string" table:style-name="ce8" office:string-value="Forecast Revision">
            <text:p>Forecast Revision</text:p>
          </table:table-cell>
          <table:table-cell table:style-name="ce8" office:value-type="string" office:string-value=""/>
          <table:table-cell office:value-type="string" table:style-name="ce8" office:string-value="Purpose">
            <text:p>Purpose</text:p>
          </table:table-cell>
          <table:table-cell office:value-type="string" table:style-name="ce8" office:string-value="Code">
            <text:p>Code</text:p>
          </table:table-cell>
          <table:table-cell office:value-type="string" table:style-name="ce3" table:formula="of:=IF([.F15]&lt;&gt;&quot;&quot;;CONCATENATE([.F15];&quot; &quot;;[.G15]);[.G15])" office:string-value="Purpose Code">
            <text:p>Purpos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5]&lt;&gt;&quot;&quot;;CONCATENATE([.J15];&quot;_ &quot;;[.I15];&quot;. Type&quot;);CONCATENATE([.I15];&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the purpose of the revision.">
            <text:p>Indicates the purpose of the revis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9" office:value-type="string" office:string-value="Forecast Revision. Forecast_ Period. Period">
            <text:p>Forecast Revision. Forecast_ Period. Period</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Forecast">
            <text:p>Forecast</text:p>
          </table:table-cell>
          <table:table-cell table:style-name="ce9" office:value-type="string" office:string-value=""/>
          <table:table-cell table:style-name="ce9" office:value-type="string" office:string-value=""/>
          <table:table-cell table:style-name="ce9" table:formula="of:=[.M16]"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to which the Forecast applies.">
            <text:p>The period to which the Forecast appli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9" office:value-type="string" office:string-value="Forecast Revision. Original_ Document Reference. Document Reference">
            <text:p>Forecast Revision. Original_ Document Reference. Document Reference</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Original">
            <text:p>Original</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Forecast document being revised.">
            <text:p>The Forecast document being revi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Forecast Revision. Signature">
            <text:p>Forecast Revision. Signature</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9" office:value-type="string" office:string-value="Forecast Revision. Sender_ Party. Party">
            <text:p>Forecast Revision. Sender_ Party. Party</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9" office:value-type="string" office:string-value="Forecast Revision. Receiver_ Party. Party">
            <text:p>Forecast Revision. Receiver_ Party. Party</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9" office:value-type="string" office:string-value="Forecast Revision. Buyer_ Customer Party. Customer Party">
            <text:p>Forecast Revision. Buyer_ Customer Party. Customer Party</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1]"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9" office:value-type="string" office:string-value="Forecast Revision. Seller_ Supplier Party. Supplier Party">
            <text:p>Forecast Revision. Seller_ Supplier Party. Supplier Party</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2]"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9" office:value-type="string" office:string-value="Forecast Revision. Forecast Revision Line">
            <text:p>Forecast Revision. Forecast Revision Line</text:p>
          </table:table-cell>
          <table:table-cell table:style-name="ce9" office:value-type="string" office:string-value=""/>
          <table:table-cell table:style-name="ce9" office:value-type="string" office:string-value="Forecast Revision">
            <text:p>Forecast Revis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Forecast Revision Line">
            <text:p>Forecast Revision Line</text:p>
          </table:table-cell>
          <table:table-cell table:style-name="ce9" office:value-type="string" office:string-value="Forecast Revision Line">
            <text:p>Forecast Revision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Forecast Revision Line">
            <text:p>Forecast Revision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that revises a line in the Forecast.">
            <text:p>A line that revises a line in the Foreca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